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consolata-zi4r" svg:font-family="Inconsolata-zi4r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fo:font-weight="normal" fo:background-color="transparent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bold" fo:background-color="transparent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font-size="15pt" fo:font-weight="normal" fo:background-color="transparent" style:font-size-asian="15pt" style:font-weight-asian="normal" style:font-size-complex="15pt" style:font-weight-complex="normal"/>
    </style:style>
    <style:style style:name="T4" style:family="text">
      <style:text-properties fo:font-size="15pt" fo:font-weight="bold" fo:background-color="transparent" style:font-size-asian="15pt" style:font-weight-asian="bold" style:font-size-complex="15pt" style:font-weight-complex="bold"/>
    </style:style>
    <style:style style:name="T5" style:family="text">
      <style:text-properties style:font-name="Times New Roman" fo:font-size="16pt" style:font-name-asian="Inconsolata-zi4r" style:font-size-asian="16pt" style:font-name-complex="Inconsolata-zi4r" style:font-size-complex="16pt"/>
    </style:style>
    <style:style style:name="T6" style:family="text">
      <style:text-properties style:font-name="Times New Roman" fo:font-size="16pt" fo:font-weight="normal" fo:background-color="transparent" style:font-size-asian="16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debug( crossOver <text:s/>)</text:p>
      <text:p text:style-name="Standard"><text:span text:style-name="T3">crossPop = <text:s text:c="2"/>crossOver ( df = df.bn[ , 1:sampleSize ], crossOverPct = <text:s/>0.20 <text:s/>)</text:span><text:span text:style-name="T4"> </text:span></text:p>
      <text:p text:style-name="P3"><text:s/></text:p>
      <text:p text:style-name="P3">crossOver <text:s/>= function ( df = df.bn[ , 1:sampleSize ], crossOverPct = <text:s/>0.20 <text:s/>) {</text:p>
      <text:p text:style-name="P2">popSize = nrow( df )</text:p>
      <text:p text:style-name="P2">chromosomeLength = ncol( df )</text:p>
      <text:p text:style-name="P2"/>
      <text:p text:style-name="P1">childrenPopSize = 2 * ceiling( popSize * crossOverPct <text:s/>)<text:tab/><text:tab/><text:tab/> </text:p>
      <text:p text:style-name="P1">chromosomes <text:s/>= matrix( 0, nrow = childrenPopSize, ncol = chromosomeLength ) </text:p>
      <text:p text:style-name="P4"/>
      <text:p text:style-name="P4">for ( <text:s/>child in <text:s/>seq( 1, childrenPopSize-1 , by = 2 ) <text:s/>) {</text:p>
      <text:p text:style-name="P4">cat( 'child ', child , '\n' )</text:p>
      <text:p text:style-name="P1"><text:tab/>parents = sample( 1:nrow( df ), size=2, replace=F ) </text:p>
      <text:p text:style-name="P1"><text:s text:c="4"/>ss = sample( 1:nrow( df ), size=2, replace=F )</text:p>
      <text:p text:style-name="P1"><text:tab/>p1 <text:s/>= <text:s/>df [ ss[1] , ];</text:p>
      <text:p text:style-name="P1"><text:tab/>p2 <text:s/>= <text:s/>df [ ss[2] , ]; </text:p>
      <text:p text:style-name="P1"><text:tab/># swap one gene on each chromosome </text:p>
      <text:p text:style-name="P1"><text:s text:c="4"/>pot.loc = !( p1 %in% p2 )</text:p>
      <text:p text:style-name="P1"><text:s text:c="4"/>p1.swap.loc = sample( ( 1:<text:span text:style-name="T2">chromosomeLength </text:span>)[ pot.loc ], 1 )</text:p>
      <text:p text:style-name="P1"><text:s text:c="4"/>pot.loc = !( p2 %in% p1 )</text:p>
      <text:p text:style-name="P1"><text:s text:c="4"/>p2.swap.loc = sample( ( 1:<text:span text:style-name="T2">chromosomeLength </text:span>)[ pot.loc ], 1 )</text:p>
      <text:p text:style-name="P1"><text:s text:c="4"/>store.val = p2[ p2.swap.loc ]</text:p>
      <text:p text:style-name="P1"><text:s text:c="4"/>p2[ p2.swap.loc ] = p1[ p1.swap.loc ]</text:p>
      <text:p text:style-name="P1"><text:s text:c="4"/>p1[ p1.swap.loc ] = <text:s/>store.val</text:p>
      <text:p text:style-name="P1"><text:tab/>chromosomes[ child, <text:s/>] = sort( unlist( p1 ) )</text:p>
      <text:p text:style-name="P1"><text:s text:c="4"/>ch = child+1 <text:s/></text:p>
      <text:p text:style-name="P1"><text:s text:c="4"/>chromosomes[ ch, <text:s/>] = sort( unlist( p2 <text:s/>) <text:s/>)</text:p>
      <text:p text:style-name="P1"><text:span text:style-name="T1">} #<text:tab/>end breeding period for this generation</text:span> </text:p>
      <text:p text:style-name="P2"/>
      <text:p text:style-name="P1"><text:span text:style-name="T2">chromosomes = chromosomes[ </text:span><text:span text:style-name="T5">rowSums ( x = </text:span><text:span text:style-name="T6">chromosomes )</text:span><text:span text:style-name="T2"> &gt; 0, ] </text:span></text:p>
      <text:p text:style-name="P2"/>
      <text:p text:style-name="P2">return( chromosomes <text:s/>);</text:p>
      <text:p text:style-name="P2"/>
      <text:p text:style-name="P2"><text:span text:style-name="T1">} <text:s/># end of function</text:span> 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consolata-zi4r" svg:font-family="Inconsolata-zi4r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loyd L</meta:initial-creator>
    <meta:creation-date>2019-12-23T11:02:21.16</meta:creation-date>
    <dc:date>2019-12-27T09:52:51.57</dc:date>
    <dc:creator>Lloyd L</dc:creator>
    <meta:editing-duration>P3DT22H22M5S</meta:editing-duration>
    <meta:editing-cycles>7</meta:editing-cycles>
    <meta:generator>OpenOffice/4.1.6$Win32 OpenOffice.org_project/416m1$Build-9790</meta:generator>
    <meta:document-statistic meta:table-count="0" meta:image-count="0" meta:object-count="0" meta:page-count="1" meta:paragraph-count="29" meta:word-count="222" meta:character-count="1194"/>
  </office:meta>
</office:document-meta>
</file>